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co2" style:family="table-column">
      <style:table-column-properties fo:break-before="auto" style:column-width="8.51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6.765cm" fo:break-before="auto" style:use-optimal-row-height="false"/>
    </style:style>
    <style:style style:name="ta5" style:family="table" style:master-page-name="PageStyle_5f_Sheet2_20__28_3_29_">
      <style:table-properties table:display="true" style:writing-mode="lr-tb"/>
    </style:style>
    <style:style style:name="ta2" style:family="table" style:master-page-name="PageStyle_5f_Sheet2_20__28_5_29_">
      <style:table-properties table:display="true" style:writing-mode="lr-tb"/>
    </style:style>
    <style:style style:name="ta3" style:family="table" style:master-page-name="PageStyle_5f_Sheet2_20__28_4_29_">
      <style:table-properties table:display="true" style:writing-mode="lr-tb"/>
    </style:style>
    <style:style style:name="ta4" style:family="table" style:master-page-name="PageStyle_5f_Sheet2_20__28_2_29_">
      <style:table-properties table:display="true" style:writing-mode="lr-tb"/>
    </style:style>
    <style:style style:name="ta6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fo:background-color="#fdead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通常A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腕</text:p>
          </table:table-cell>
          <table:table-cell table:style-name="ce1" table:number-columns-repeated="6"/>
          <table:table-cell table:style-name="ce1" office:value-type="string">
            <text:p><text:s/></text:p>
          </table:table-cell>
          <table:table-cell table:style-name="ce1" office:value-type="string">
            <text:p><text:s text:c="2"/></text:p>
          </table:table-cell>
          <table:table-cell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/>
          <table:table-cell table:formula="of:=[.B3]/[.E3]" office:value-type="float" office:value="0.939393939393939">
            <text:p>0.9393939394</text:p>
          </table:table-cell>
          <table:table-cell table:formula="of:=1-[.C3]/[.F3]" office:value-type="float" office:value="-0.777777777777778">
            <text:p>-0.7777777778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" table:number-columns-repeated="7"/>
          <table:table-cell table:number-columns-repeated="3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>
            <text:p>胴体 </text:p>
          </table:table-cell>
          <table:table-cell table:number-columns-repeated="6"/>
          <table:table-cell table:number-columns-repeated="3"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office:value-type="float" office:value="48">
            <text:p>48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table:formula="of:=[.B6]/[.E6]" office:value-type="float" office:value="0.375">
            <text:p>0.375</text:p>
          </table:table-cell>
          <table:table-cell table:style-name="ce1" table:formula="of:=1-[.C6]/[.F6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通常B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腕</text:p>
          </table:table-cell>
          <table:table-cell table:style-name="ce1" table:number-columns-repeated="6"/>
          <table:table-cell table:number-columns-repeated="3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/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[.B3]/[.E3]" office:value-type="float" office:value="0.925925925925926">
            <text:p>0.9259259259</text:p>
          </table:table-cell>
          <table:table-cell table:formula="of:=1-[.C3]/[.F3]" office:value-type="float" office:value="-0.46875">
            <text:p>-0.46875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胴体</text:p>
          </table:table-cell>
          <table:table-cell table:style-name="ce1" table:number-columns-repeated="6"/>
          <table:table-cell table:number-columns-repeated="3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/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/>
          <table:table-cell table:formula="of:=[.B5]/[.E5]" office:value-type="float" office:value="0.377358490566038">
            <text:p>0.3773584906</text:p>
          </table:table-cell>
          <table:table-cell table:formula="of:=1-[.C5]/[.F5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6"/>
          <table:table-cell table:number-columns-repeated="3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number-columns-repeated="3" office:value-type="string">
            <text:p><text:s/></text:p>
          </table:table-cell>
          <table:table-cell table:number-columns-repeated="1014"/>
        </table:table-row>
        <table:table-row table:style-name="ro1" table:number-rows-repeated="29">
          <table:table-cell table:style-name="Default" table:number-columns-repeated="12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腕</text:p>
          </table:table-cell>
          <table:table-cell table:style-name="ce1" table:number-columns-repeated="6"/>
          <table:table-cell table:style-name="ce1" office:value-type="string">
            <text:p><text:s/></text:p>
          </table:table-cell>
          <table:table-cell table:style-name="ce1" office:value-type="string">
            <text:p><text:s text:c="2"/>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[.B3]/[.E3]" office:value-type="float" office:value="2.75">
            <text:p>2.75</text:p>
          </table:table-cell>
          <table:table-cell table:formula="of:=1-[.C3]/[.F3]" office:value-type="float" office:value="-1.28571428571429">
            <text:p>-1.2857142857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8">
            <text:p>38</text:p>
          </table:table-cell>
          <table:table-cell table:style-name="ce1"/>
          <table:table-cell table:style-name="ce1" office:value-type="float" office:value="90">
            <text:p>90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table:formula="of:=[.B4]/[.E4]" office:value-type="float" office:value="0.488888888888889">
            <text:p>0.4888888889</text:p>
          </table:table-cell>
          <table:table-cell table:style-name="ce1" table:formula="of:=1-[.C4]/[.F4]" office:value-type="float" office:value="0.173913043478261">
            <text:p>0.1739130435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　　？</text:p>
          </table:table-cell>
          <table:table-cell/>
          <table:table-cell table:number-columns-repeated="2"/>
          <table:table-cell/>
          <table:table-cell table:formula="of:=[.B5]/[.E5]" office:value-type="float" office:value="0">
            <text:p>#VALUE!</text:p>
          </table:table-cell>
          <table:table-cell table:formula="of:=1-[.C5]/[.F5]" office:value-type="float" office:value="0">
            <text:p>#VALUE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office:value-type="float" office:value="85">
            <text:p>85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table:formula="of:=[.B6]/[.E6]" office:value-type="float" office:value="0.435294117647059">
            <text:p>0.4352941176</text:p>
          </table:table-cell>
          <table:table-cell table:style-name="ce1" table:formula="of:=1-[.C6]/[.F6]" office:value-type="float" office:value="0.081081081081081">
            <text:p>0.081081081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[.B7]/[.E7]" office:value-type="float" office:value="2.75">
            <text:p>2.75</text:p>
          </table:table-cell>
          <table:table-cell table:formula="of:=1-[.C7]/[.F7]" office:value-type="float" office:value="-1.28571428571429">
            <text:p>-1.2857142857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table:number-columns-repeated="7"/>
          <table:table-cell table:style-name="ce1" office:value-type="string">
            <text:p><text:s/></text:p>
          </table:table-cell>
          <table:table-cell table:style-name="ce1" office:value-type="string">
            <text:p><text:s text:c="2"/>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>
            <text:p>胴体</text:p>
          </table:table-cell>
          <table:table-cell table:number-columns-repeated="6"/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54">
            <text:p>54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table:formula="of:=[.B10]/[.E10]" office:value-type="float" office:value="0.425925925925926">
            <text:p>0.4259259259</text:p>
          </table:table-cell>
          <table:table-cell table:style-name="ce1" table:formula="of:=1-[.C10]/[.F10]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/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/>
          <table:table-cell table:formula="of:=[.B11]/[.E11]" office:value-type="float" office:value="0.428571428571429">
            <text:p>0.4285714286</text:p>
          </table:table-cell>
          <table:table-cell table:formula="of:=1-[.C11]/[.F11]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3">
            <text:p>113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 office:value-type="float" office:value="113">
            <text:p>113</text:p>
          </table:table-cell>
          <table:table-cell table:style-name="ce1"/>
          <table:table-cell table:style-name="ce1" table:formula="of:=[.B12]/[.E12]" office:value-type="float" office:value="0.402985074626866">
            <text:p>0.4029850746</text:p>
          </table:table-cell>
          <table:table-cell table:style-name="ce1" table:formula="of:=1-[.C12]/[.F12]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12">
            <text:p>112</text:p>
          </table:table-cell>
          <table:table-cell/>
          <table:table-cell office:value-type="float" office:value="62">
            <text:p>62</text:p>
          </table:table-cell>
          <table:table-cell office:value-type="float" office:value="112">
            <text:p>112</text:p>
          </table:table-cell>
          <table:table-cell/>
          <table:table-cell table:formula="of:=[.B13]/[.E13]" office:value-type="float" office:value="0.419354838709677">
            <text:p>0.4193548387</text:p>
          </table:table-cell>
          <table:table-cell table:formula="of:=1-[.C13]/[.F13]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54">
            <text:p>54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table:formula="of:=[.B14]/[.E14]" office:value-type="float" office:value="0.425925925925926">
            <text:p>0.4259259259</text:p>
          </table:table-cell>
          <table:table-cell table:style-name="ce1" table:formula="of:=1-[.C14]/[.F14]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 table:number-rows-repeated="22">
          <table:table-cell table:style-name="Default" table:number-columns-repeated="12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rl" table:style-name="ta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腕</text:p>
          </table:table-cell>
          <table:table-cell table:style-name="ce1" table:number-columns-repeated="6"/>
          <table:table-cell table:style-name="ce1" office:value-type="string">
            <text:p><text:s text:c="2"/></text:p>
          </table:table-cell>
          <table:table-cell table:number-columns-repeated="2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[.B3]/[.E3]" office:value-type="float" office:value="2.75">
            <text:p>2.75</text:p>
          </table:table-cell>
          <table:table-cell table:formula="of:=1-[.C3]/[.F3]" office:value-type="float" office:value="-1.28571428571429">
            <text:p>-1.2857142857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 office:value-type="string">
            <text:p>　　なし</text:p>
          </table:table-cell>
          <table:table-cell table:style-name="ce1" table:number-columns-repeated="4"/>
          <table:table-cell table:style-name="ce1" office:value-type="string">
            <text:p><text:s text:c="2"/></text:p>
          </table:table-cell>
          <table:table-cell table:number-columns-repeated="2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　　なし</text:p>
          </table:table-cell>
          <table:table-cell/>
          <table:table-cell table:number-columns-repeated="2"/>
          <table:table-cell/>
          <table:table-cell table:formula="of:=[.B5]/[.E5]" office:value-type="float" office:value="0">
            <text:p>#VALUE!</text:p>
          </table:table-cell>
          <table:table-cell table:formula="of:=1-[.C5]/[.F5]" office:value-type="float" office:value="0">
            <text:p>#VALUE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 office:value-type="string">
            <text:p>　　なし</text:p>
          </table:table-cell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VALUE!</text:p>
          </table:table-cell>
          <table:table-cell table:style-name="ce1" table:formula="of:=1-[.C6]/[.F6]" office:value-type="float" office:value="0">
            <text:p>#VALUE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　　なし</text:p>
          </table:table-cell>
          <table:table-cell/>
          <table:table-cell table:number-columns-repeated="2"/>
          <table:table-cell/>
          <table:table-cell table:formula="of:=[.B7]/[.E7]" office:value-type="float" office:value="0">
            <text:p>#VALUE!</text:p>
          </table:table-cell>
          <table:table-cell table:formula="of:=1-[.C7]/[.F7]" office:value-type="float" office:value="0">
            <text:p>#VALUE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1" table:formula="of:=[.B8]/[.E8]" office:value-type="float" office:value="3.75">
            <text:p>3.75</text:p>
          </table:table-cell>
          <table:table-cell table:style-name="ce1" table:formula="of:=1-[.C8]/[.F8]" office:value-type="float" office:value="-1.28571428571429">
            <text:p>-1.2857142857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[.B9]/[.E9]" office:value-type="float" office:value="3.75">
            <text:p>3.75</text:p>
          </table:table-cell>
          <table:table-cell table:formula="of:=1-[.C9]/[.F9]" office:value-type="float" office:value="-1.28571428571429">
            <text:p>-1.2857142857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1" table:formula="of:=[.B10]/[.E10]" office:value-type="float" office:value="3.75">
            <text:p>3.75</text:p>
          </table:table-cell>
          <table:table-cell table:style-name="ce1" table:formula="of:=1-[.C10]/[.F10]" office:value-type="float" office:value="-1.28571428571429">
            <text:p>-1.2857142857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7"/>
          <table:table-cell office:value-type="string">
            <text:p><text:s text:c="2"/></text:p>
          </table:table-cell>
          <table:table-cell table:number-columns-repeated="2"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胴体</text:p>
          </table:table-cell>
          <table:table-cell table:style-name="ce1" table:number-columns-repeated="6"/>
          <table:table-cell table:style-name="ce1" office:value-type="string">
            <text:p><text:s text:c="2"/></text:p>
          </table:table-cell>
          <table:table-cell table:number-columns-repeated="2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/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/>
          <table:table-cell table:formula="of:=[.B13]/[.E13]" office:value-type="float" office:value="0.425925925925926">
            <text:p>0.4259259259</text:p>
          </table:table-cell>
          <table:table-cell table:formula="of:=1-[.C13]/[.F13]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">
            <text:p>58</text:p>
          </table:table-cell>
          <table:table-cell table:style-name="ce1"/>
          <table:table-cell table:style-name="ce1" office:value-type="float" office:value="78">
            <text:p>78</text:p>
          </table:table-cell>
          <table:table-cell table:style-name="ce1" office:value-type="float" office:value="54">
            <text:p>54</text:p>
          </table:table-cell>
          <table:table-cell table:style-name="ce1"/>
          <table:table-cell table:style-name="ce1" table:formula="of:=[.B14]/[.E14]" office:value-type="float" office:value="0.397435897435897">
            <text:p>0.3974358974</text:p>
          </table:table-cell>
          <table:table-cell table:style-name="ce1" table:formula="of:=1-[.C14]/[.F14]" office:value-type="float" office:value="-0.0740740740740742">
            <text:p>-0.074074074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/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/>
          <table:table-cell table:formula="of:=[.B15]/[.E15]" office:value-type="float" office:value="0.415584415584416">
            <text:p>0.4155844156</text:p>
          </table:table-cell>
          <table:table-cell table:formula="of:=1-[.C15]/[.F15]" office:value-type="float" office:value="-0.0892857142857142">
            <text:p>-0.0892857143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2">
            <text:p>42</text:p>
          </table:table-cell>
          <table:table-cell table:style-name="ce1"/>
          <table:table-cell table:style-name="ce1" office:value-type="float" office:value="62">
            <text:p>62</text:p>
          </table:table-cell>
          <table:table-cell table:style-name="ce1" office:value-type="float" office:value="42">
            <text:p>42</text:p>
          </table:table-cell>
          <table:table-cell table:style-name="ce1"/>
          <table:table-cell table:style-name="ce1" table:formula="of:=[.B16]/[.E16]" office:value-type="float" office:value="0.564516129032258">
            <text:p>0.564516129</text:p>
          </table:table-cell>
          <table:table-cell table:style-name="ce1" table:formula="of:=1-[.C16]/[.F16]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/>
          <table:table-cell table:formula="of:=[.B17]/[.E17]" office:value-type="float" office:value="0.519230769230769">
            <text:p>0.5192307692</text:p>
          </table:table-cell>
          <table:table-cell table:formula="of:=1-[.C17]/[.F17]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54">
            <text:p>54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table:formula="of:=[.B18]/[.E18]" office:value-type="float" office:value="0.574074074074074">
            <text:p>0.5740740741</text:p>
          </table:table-cell>
          <table:table-cell table:style-name="ce1" table:formula="of:=1-[.C18]/[.F18]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/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/>
          <table:table-cell table:formula="of:=[.B19]/[.E19]" office:value-type="float" office:value="0.574074074074074">
            <text:p>0.5740740741</text:p>
          </table:table-cell>
          <table:table-cell table:formula="of:=1-[.C19]/[.F19]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54">
            <text:p>54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table:formula="of:=[.B20]/[.E20]" office:value-type="float" office:value="0.574074074074074">
            <text:p>0.5740740741</text:p>
          </table:table-cell>
          <table:table-cell table:style-name="ce1" table:formula="of:=1-[.C20]/[.F20]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 table:number-rows-repeated="13">
          <table:table-cell table:style-name="Default" table:number-columns-repeated="12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ce" table:style-name="ta5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7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4"/>
          <table:table-cell table:style-name="Default" office:value-type="string">
            <text:p>ダークロードのスペースはモーションがなくエフェクトのみなのでスキルエフェクトページに置いておきます</text:p>
          </table:table-cell>
          <table:table-cell table:style-name="Default" table:number-columns-repeated="6"/>
          <table:table-cell table:number-columns-repeated="1013"/>
        </table:table-row>
        <table:table-row table:style-name="ro1" table:number-rows-repeated="28">
          <table:table-cell table:style-name="Default" table:number-columns-repeated="11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2016/11/24</text:date>, <text:time>22:2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_20__28_5_29_" style:display-name="PageStyle_Sheet2 (5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4_29_" style:display-name="PageStyle_Sheet2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3_29_" style:display-name="PageStyle_Sheet2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7_29_" style:display-name="PageStyle_Sheet2 (7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6_29_" style:display-name="PageStyle_Sheet2 (6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4T22:23:52.41</dc:date>
    <dc:creator>sf sf</dc:creator>
    <meta:generator>OpenOffice/4.1.2$Win32 OpenOffice.org_project/412m3$Build-9782</meta:generator>
    <meta:editing-duration>PT5M44S</meta:editing-duration>
    <meta:editing-cycles>1</meta:editing-cycles>
    <meta:document-statistic meta:table-count="5" meta:cell-count="312" meta:object-count="0"/>
  </office:meta>
</office:document-meta>
</file>